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889cm" fo:min-width="13.326cm" loext:decorative="false"/>
      <style:paragraph-properties style:writing-mode="lr-tb"/>
    </style:style>
    <style:style style:name="gr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4.471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3.24cm" fo:min-width="5.51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9.46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 loext:decorative="false"/>
    </style:style>
    <style:style style:name="gr7" style:family="graphic" style:parent-style-name="standard">
      <style:graphic-properties svg:stroke-width="0.2cm" draw:marker-start="Arrowheads_20_3" draw:marker-start-width="0.5cm" draw:marker-end="Arrowheads_20_3" draw:marker-end-width="0.5cm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svg:stroke-width="0.1cm" draw:marker-start="Arrowheads_20_2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11" style:family="graphic" style:parent-style-name="standard">
      <style:graphic-properties svg:stroke-width="0.1cm" svg:stroke-color="#c9211e" draw:marker-start="" draw:marker-start-width="0.35cm" draw:marker-end="Arrowheads_20_2" draw:marker-end-width="0.35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7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bf0041" draw:marker-start="Arrowheads_20_2" draw:marker-start-width="0.5cm" draw:marker-end="" draw:marker-end-width="0.5cm" draw:textarea-vertical-align="middle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1cm" draw:marker-start="Arrowheads_20_2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 loext:decorative="false"/>
      <style:paragraph-properties style:writing-mode="lr-tb"/>
    </style:style>
    <style:style style:name="gr24" style:family="graphic" style:parent-style-name="standard">
      <style:graphic-properties svg:stroke-width="0.1cm" draw:marker-start="Arrowheads_20_2" draw:marker-end="" draw:marker-end-width="0.3cm" draw:textarea-vertical-align="middle" fo:padding-top="0.175cm" fo:padding-bottom="0.175cm" fo:padding-left="0.3cm" fo:padding-right="0.3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4cm" loext:decorative="false"/>
      <style:paragraph-properties style:writing-mode="lr-tb"/>
    </style:style>
    <style:style style:name="gr2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1.695cm" fo:min-width="5.356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3.67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676cm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425cm" fo:min-width="11.225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106cm" draw:marker-start-width="0.358cm" draw:marker-end="Arrowheads_20_4" draw:marker-end-width="0.358cm" draw:textarea-vertical-align="middle" fo:padding-top="0.177cm" fo:padding-bottom="0.177cm" fo:padding-left="0.302cm" fo:padding-right="0.302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98cm" fo:min-width="2.84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/>
      <style:text-properties fo:font-size="20pt" fo:font-weight="bold" style:font-size-asian="20pt" style:font-size-complex="20pt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size="20pt" fo:font-weight="bold" style:font-size-asian="20pt" style:font-size-complex="20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20pt" fo:font-weight="bold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7" style:family="paragraph"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align="end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P15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align="end" fo:text-indent="0cm"/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weight-asian="bold" style:font-size-complex="20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3.826cm" svg:height="2.139cm" svg:x="10.056cm" svg:y="7.064cm">
          <draw:text-box>
            <text:p text:style-name="P1"><text:span text:style-name="T1">Periphera</text:span><text:span text:style-name="T1">l Bus</text:span></text:p>
            <text:p text:style-name="P2"><text:span text:style-name="T2">(IOb | AXI </text:span><text:span text:style-name="T2">Lite | </text:span><text:span text:style-name="T2">Wishbone</text:span><text:span text:style-name="T2">)</text:span></text:p>
          </draw:text-box>
        </draw:frame>
        <draw:connector draw:style-name="gr2" draw:text-style-name="P4" draw:layer="layout" svg:x1="24.326cm" svg:y1="6.042cm" svg:x2="24.348cm" svg:y2="11.025cm" draw:start-shape="id1" draw:start-glue-point="2" svg:d="M24326 6042v2742h22v2241" svg:viewBox="0 0 23 4984">
          <text:p/>
        </draw:connector>
        <draw:frame draw:style-name="gr3" draw:text-style-name="P6" draw:layer="layout" svg:width="4.971cm" svg:height="2.296cm" svg:x="12.664cm" svg:y="17.386cm">
          <draw:text-box>
            <text:p text:style-name="P5"><text:span text:style-name="T3">Memory Bus</text:span><text:span text:style-name="T3"><text:line-break/></text:span><text:span text:style-name="T2">(AXI)</text:span></text:p>
          </draw:text-box>
        </draw:frame>
        <draw:custom-shape draw:style-name="gr4" draw:text-style-name="P8" xml:id="id2" draw:id="id2" draw:layer="layout" svg:width="6.018cm" svg:height="13.49cm" svg:x="4.16cm" svg:y="12.749cm">
          <draw:glue-point draw:id="4" svg:x="5.001cm" svg:y="3.591cm"/>
          <draw:glue-point draw:id="5" svg:x="4.985cm" svg:y="-3.69cm"/>
          <text:p text:style-name="P7"><text:span text:style-name="T4">External</text:span></text:p>
          <text:p text:style-name="P7"><text:span text:style-name="T4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xml:id="id1" draw:id="id1" draw:layer="layout" svg:width="9.966cm" svg:height="4.939cm" svg:x="19.343cm" svg:y="1.103cm">
          <draw:glue-point draw:id="4" svg:x="3.141cm" svg:y="5.001cm"/>
          <text:p text:style-name="P9"><text:span text:style-name="T4">32/64-bit 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24.333cm" svg:y1="36.502cm" svg:x2="24.348cm" svg:y2="32.985cm" svg:d="M24333 36502v-1758h15v-1759" svg:viewBox="0 0 16 3518">
          <text:p/>
        </draw:connector>
        <draw:connector draw:style-name="gr7" draw:text-style-name="P4" draw:layer="layout" svg:x1="10.178cm" svg:y1="19.494cm" svg:x2="19.397cm" svg:y2="19.492cm" draw:start-shape="id2" draw:start-glue-point="1" draw:end-shape="id3" draw:end-glue-point="18" svg:d="M10178 19494h4609v-2h4610" svg:viewBox="0 0 9220 3">
          <text:p/>
        </draw:connector>
        <draw:connector draw:style-name="gr8" draw:text-style-name="P4" draw:layer="layout" svg:x1="41.839cm" svg:y1="19.03cm" svg:x2="29.495cm" svg:y2="19.033cm" draw:start-shape="id4" draw:start-glue-point="11" draw:end-shape="id3" draw:end-glue-point="12" svg:d="M41839 19030h-6172v3h-6172" svg:viewBox="0 0 12345 4">
          <text:p/>
        </draw:connector>
        <draw:connector draw:style-name="gr8" draw:text-style-name="P4" draw:layer="layout" svg:x1="29.495cm" svg:y1="25.042cm" svg:x2="41.839cm" svg:y2="25.046cm" draw:start-shape="id3" draw:start-glue-point="5" draw:end-shape="id4" draw:end-glue-point="14" svg:d="M29495 25042h6172v4h6172" svg:viewBox="0 0 12345 5">
          <text:p/>
        </draw:connector>
        <draw:connector draw:style-name="gr9" draw:text-style-name="P4" draw:layer="layout" svg:x1="29.495cm" svg:y1="18.047cm" svg:x2="41.839cm" svg:y2="18.038cm" draw:start-shape="id3" draw:start-glue-point="13" draw:end-shape="id4" draw:end-glue-point="10" svg:d="M29495 18047h6172v-9h6172" svg:viewBox="0 0 12345 10">
          <text:p/>
        </draw:connector>
        <draw:connector draw:style-name="gr10" draw:text-style-name="P4" draw:layer="layout" svg:x1="29.495cm" svg:y1="20.004cm" svg:x2="41.839cm" svg:y2="21.035cm" draw:start-shape="id3" draw:start-glue-point="11" draw:end-shape="id4" draw:end-glue-point="12" svg:d="M29495 20004h6172v1031h6172" svg:viewBox="0 0 12345 1032">
          <text:p/>
        </draw:connector>
        <draw:connector draw:style-name="gr11" draw:text-style-name="P4" draw:layer="layout" svg:x1="41.839cm" svg:y1="17.024cm" svg:x2="29.495cm" svg:y2="17.032cm" draw:start-shape="id4" draw:start-glue-point="9" draw:end-shape="id3" draw:end-glue-point="14" svg:d="M41839 17024h-6172v8h-6172" svg:viewBox="0 0 12345 9">
          <text:p/>
        </draw:connector>
        <draw:connector draw:style-name="gr11" draw:text-style-name="P4" draw:layer="layout" svg:x1="41.839cm" svg:y1="27.052cm" svg:x2="29.495cm" svg:y2="27.041cm" draw:start-shape="id4" draw:start-glue-point="16" draw:end-shape="id3" draw:end-glue-point="7" svg:d="M41839 27052h-6172v-11h-6172" svg:viewBox="0 0 12345 12">
          <text:p/>
        </draw:connector>
        <draw:frame draw:style-name="gr12" draw:text-style-name="P11" draw:layer="layout" svg:width="3.89cm" svg:height="0.962cm" svg:x="29.537cm" svg:y="11.261cm">
          <draw:text-box>
            <text:p>mii_mdio_io</text:p>
          </draw:text-box>
        </draw:frame>
        <draw:frame draw:style-name="gr13" draw:text-style-name="P11" draw:layer="layout" svg:width="4.2cm" svg:height="0.962cm" svg:x="29.411cm" svg:y="18.108cm">
          <draw:text-box>
            <text:p text:style-name="P12">mii_tx_en_o</text:p>
          </draw:text-box>
        </draw:frame>
        <draw:frame draw:style-name="gr14" draw:text-style-name="P11" draw:layer="layout" svg:width="3.784cm" svg:height="0.962cm" svg:x="29.518cm" svg:y="16.084cm">
          <draw:text-box>
            <text:p>mii_tx_clk_i</text:p>
          </draw:text-box>
        </draw:frame>
        <draw:frame draw:style-name="gr15" draw:text-style-name="P11" draw:layer="layout" svg:width="3.819cm" svg:height="0.962cm" svg:x="29.559cm" svg:y="26.132cm">
          <draw:text-box>
            <text:p text:style-name="P12">mii_rx_clk_i</text:p>
          </draw:text-box>
        </draw:frame>
        <draw:frame draw:style-name="gr16" draw:text-style-name="P11" draw:layer="layout" svg:width="4.202cm" svg:height="0.962cm" svg:x="29.481cm" svg:y="24.131cm">
          <draw:text-box>
            <text:p>mii_rx_dv_i</text:p>
          </draw:text-box>
        </draw:frame>
        <draw:frame draw:style-name="gr14" draw:text-style-name="P11" draw:layer="layout" svg:width="3.784cm" svg:height="0.962cm" svg:x="29.443cm" svg:y="17.131cm">
          <draw:text-box>
            <text:p text:style-name="P12">mii_tx_er_o</text:p>
          </draw:text-box>
        </draw:frame>
        <draw:frame draw:style-name="gr17" draw:text-style-name="P11" draw:layer="layout" svg:width="3.607cm" svg:height="0.962cm" svg:x="29.56cm" svg:y="25.092cm">
          <draw:text-box>
            <text:p>mii_rx_er_i</text:p>
          </draw:text-box>
        </draw:frame>
        <draw:frame draw:style-name="gr18" draw:text-style-name="P14" draw:layer="layout" svg:width="2.257cm" svg:height="0.962cm" svg:x="25.243cm" svg:y="9.918cm">
          <draw:text-box>
            <text:p text:style-name="P13"><text:span text:style-name="T5">inta_o</text:span></text:p>
          </draw:text-box>
        </draw:frame>
        <draw:custom-shape draw:style-name="gr19" draw:text-style-name="P15" xml:id="id3" draw:id="id3" draw:layer="layout" svg:width="10.099cm" svg:height="21.96cm" svg:x="19.397cm" svg:y="11.0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5.001cm" svg:y="-1.156cm"/>
          <draw:glue-point draw:id="19" svg:x="-5.001cm" svg:y="2.75cm"/>
          <draw:glue-point draw:id="20" svg:x="2.981cm" svg:y="-5cm"/>
          <draw:glue-point draw:id="21" svg:x="5cm" svg:y="-4.483cm"/>
          <draw:glue-point draw:id="22" svg:x="5cm" svg:y="-4.121cm"/>
          <draw:glue-point draw:id="23" svg:x="5cm" svg:y="-3.532cm"/>
          <draw:glue-point draw:id="24" svg:x="5cm" svg:y="-3.164cm"/>
          <draw:glue-point draw:id="25" svg:x="5cm" svg:y="3.147cm"/>
          <text:p text:style-name="P15"><text:span text:style-name="T6">IOb-Eth</text:span></text:p>
          <draw:enhanced-geometry svg:viewBox="0 0 21600 21600" draw:type="rectangle" draw:enhanced-path="M 0 0 L 21600 0 21600 21600 0 21600 0 0 Z N"/>
        </draw:custom-shape>
        <draw:connector draw:style-name="gr20" draw:text-style-name="P4" draw:layer="layout" svg:x1="29.48cm" svg:y1="24.028cm" svg:x2="41.839cm" svg:y2="22.996cm" draw:start-shape="id3" draw:start-glue-point="4" draw:end-shape="id4" draw:end-glue-point="13" svg:d="M29480 24028h6187v-1032h6172" svg:viewBox="0 0 12360 1033">
          <text:p/>
        </draw:connector>
        <draw:frame draw:style-name="gr16" draw:text-style-name="P11" draw:layer="layout" svg:width="4.202cm" svg:height="0.962cm" svg:x="29.481cm" svg:y="22.999cm">
          <draw:text-box>
            <text:p>mii_rxd_i</text:p>
          </draw:text-box>
        </draw:frame>
        <draw:frame draw:style-name="gr16" draw:text-style-name="P11" draw:layer="layout" svg:width="4.202cm" svg:height="0.962cm" svg:x="29.481cm" svg:y="19.054cm">
          <draw:text-box>
            <text:p>mii_txd_o</text:p>
          </draw:text-box>
        </draw:frame>
        <draw:connector draw:style-name="gr21" draw:text-style-name="P4" draw:layer="layout" svg:x1="29.495cm" svg:y1="12.186cm" svg:x2="41.839cm" svg:y2="12.214cm" draw:start-shape="id3" draw:start-glue-point="21" draw:end-shape="id4" draw:end-glue-point="5" svg:d="M29495 12186h6172v28h6172" svg:viewBox="0 0 12345 29">
          <text:p/>
        </draw:connector>
        <draw:frame draw:style-name="gr22" draw:text-style-name="P11" draw:layer="layout" svg:width="3.572cm" svg:height="0.962cm" svg:x="29.538cm" svg:y="12.054cm">
          <draw:text-box>
            <text:p text:style-name="P13"><text:span text:style-name="T5">mii_mdc_o</text:span></text:p>
          </draw:text-box>
        </draw:frame>
        <draw:connector draw:style-name="gr9" draw:text-style-name="P4" draw:layer="layout" svg:x1="29.495cm" svg:y1="12.981cm" svg:x2="41.839cm" svg:y2="12.94cm" draw:start-shape="id3" draw:start-glue-point="22" draw:end-shape="id4" draw:end-glue-point="6" svg:d="M29495 12981h6172v-41h6172" svg:viewBox="0 0 12345 42">
          <text:p/>
        </draw:connector>
        <draw:frame draw:style-name="gr23" draw:text-style-name="P11" draw:layer="layout" svg:width="3.326cm" svg:height="0.962cm" svg:x="29.537cm" svg:y="13.358cm">
          <draw:text-box>
            <text:p>mii_crs_i</text:p>
          </draw:text-box>
        </draw:frame>
        <draw:connector draw:style-name="gr24" draw:text-style-name="P4" draw:layer="layout" svg:x1="29.495cm" svg:y1="14.274cm" svg:x2="41.839cm" svg:y2="14.29cm" draw:start-shape="id3" draw:start-glue-point="23" draw:end-shape="id4" draw:end-glue-point="7" svg:d="M29495 14274h6172v16h6172" svg:viewBox="0 0 12345 17">
          <text:p/>
        </draw:connector>
        <draw:frame draw:style-name="gr23" draw:text-style-name="P11" draw:layer="layout" svg:width="3.326cm" svg:height="0.962cm" svg:x="29.538cm" svg:y="14.151cm">
          <draw:text-box>
            <text:p>mii_col_i</text:p>
          </draw:text-box>
        </draw:frame>
        <draw:connector draw:style-name="gr24" draw:text-style-name="P4" draw:layer="layout" svg:x1="29.495cm" svg:y1="15.082cm" svg:x2="41.839cm" svg:y2="15.084cm" draw:start-shape="id3" draw:start-glue-point="24" draw:end-shape="id4" draw:end-glue-point="8" svg:d="M29495 15082h6172v2h6172" svg:viewBox="0 0 12345 3">
          <text:p/>
        </draw:connector>
        <draw:frame draw:style-name="gr25" draw:text-style-name="P11" draw:layer="layout" svg:width="3.644cm" svg:height="0.962cm" svg:x="29.514cm" svg:y="27.968cm">
          <draw:text-box>
            <text:p>phy_rstn_o</text:p>
          </draw:text-box>
        </draw:frame>
        <draw:connector draw:style-name="gr9" draw:text-style-name="P4" draw:layer="layout" svg:x1="29.495cm" svg:y1="28.94cm" svg:x2="41.839cm" svg:y2="28.904cm" draw:start-shape="id3" draw:start-glue-point="25" draw:end-shape="id4" draw:end-glue-point="17" svg:d="M29495 28940h6172v-36h6172" svg:viewBox="0 0 12345 37">
          <text:p/>
        </draw:connector>
        <draw:custom-shape draw:style-name="gr26" draw:text-style-name="P10" xml:id="id4" draw:id="id4" draw:layer="layout" svg:width="5.856cm" svg:height="21.945cm" svg:x="41.839cm" svg:y="11.079cm">
          <draw:glue-point draw:id="4" svg:x="2.175cm" svg:y="5.001cm"/>
          <draw:glue-point draw:id="5" svg:x="-5.001cm" svg:y="-4.483cm"/>
          <draw:glue-point draw:id="6" svg:x="-5.001cm" svg:y="-4.152cm"/>
          <draw:glue-point draw:id="7" svg:x="-5.001cm" svg:y="-3.537cm"/>
          <draw:glue-point draw:id="8" svg:x="-5.001cm" svg:y="-3.175cm"/>
          <draw:glue-point draw:id="9" svg:x="-5.001cm" svg:y="-2.291cm"/>
          <draw:glue-point draw:id="10" svg:x="-5.001cm" svg:y="-1.829cm"/>
          <draw:glue-point draw:id="11" svg:x="-5.001cm" svg:y="-1.377cm"/>
          <draw:glue-point draw:id="12" svg:x="-5.001cm" svg:y="-0.463cm"/>
          <draw:glue-point draw:id="13" svg:x="-5.001cm" svg:y="0.431cm"/>
          <draw:glue-point draw:id="14" svg:x="-5.001cm" svg:y="1.365cm"/>
          <draw:glue-point draw:id="15" svg:x="-5.001cm" svg:y="1.817cm"/>
          <draw:glue-point draw:id="16" svg:x="-5.001cm" svg:y="2.279cm"/>
          <draw:glue-point draw:id="17" svg:x="-5.001cm" svg:y="3.123cm"/>
          <text:p text:style-name="P7"><text:span text:style-name="T4">PHY </text:span></text:p>
          <draw:enhanced-geometry svg:viewBox="0 0 21600 21600" draw:mirror-horizontal="false" draw:mirror-vertical="false" draw:extrusion="false" draw:extrusion-diffusion="100%" draw:extrusion-skew="50 -135" draw:type="rectangle" draw:enhanced-path="M 0 0 L 21600 0 21600 21600 0 21600 0 0 Z N"/>
        </draw:custom-shape>
        <draw:connector draw:style-name="gr8" draw:text-style-name="P4" draw:layer="layout" svg:x1="29.495cm" svg:y1="26.042cm" svg:x2="41.839cm" svg:y2="26.038cm" draw:start-shape="id3" draw:start-glue-point="6" draw:end-shape="id4" draw:end-glue-point="15" svg:d="M29495 26042h6172v-4h6172" svg:viewBox="0 0 12345 5">
          <text:p/>
        </draw:connector>
        <draw:frame draw:style-name="gr27" draw:text-style-name="P17" draw:layer="layout" svg:width="4.176cm" svg:height="1.538cm" svg:x="37.609cm" svg:y="23.116cm">
          <draw:text-box>
            <text:p text:style-name="P16"><text:span text:style-name="T7">RX DATA</text:span></text:p>
          </draw:text-box>
        </draw:frame>
        <draw:frame draw:style-name="gr28" draw:text-style-name="P17" draw:layer="layout" svg:width="4.176cm" svg:height="2.139cm" svg:x="37.609cm" svg:y="19.771cm">
          <draw:text-box>
            <text:p text:style-name="P16"><text:span text:style-name="T7">TX DATA</text:span></text:p>
          </draw:text-box>
        </draw:frame>
        <draw:custom-shape draw:style-name="gr29" draw:text-style-name="P10" draw:layer="layout" svg:width="11.725cm" svg:height="3.675cm" svg:x="18.516cm" svg:y="36.275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7"><text:span text:style-name="T4">System clocks and re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4" draw:layer="layout" svg:x1="27.456cm" svg:y1="11.05cm" svg:x2="27.456cm" svg:y2="6.041cm" draw:start-shape="id3" draw:start-glue-point="20" draw:end-shape="id1" draw:end-glue-point="4" svg:d="M27456 11050v-5009" svg:viewBox="0 0 1 5010">
          <text:p/>
        </draw:connector>
        <draw:frame draw:style-name="gr31" draw:text-style-name="P19" draw:layer="layout" svg:width="3.349cm" svg:height="1.048cm" svg:x="20.578cm" svg:y="9.885cm">
          <draw:text-box>
            <text:p text:style-name="P18"><text:span text:style-name="T2">CSR I/F</text:span></text:p>
          </draw:text-box>
        </draw:frame>
        <draw:frame draw:style-name="gr31" draw:text-style-name="P19" draw:layer="layout" svg:width="4.076cm" svg:height="1.048cm" svg:x="15.413cm" svg:y="19.9cm">
          <draw:text-box>
            <text:p text:style-name="P18"><text:span text:style-name="T2">Memory I/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20 40" svg:d="M0 40l10-40 10 40z"/>
    <draw:marker draw:name="Arrowheads_20_4" draw:display-name="Arrowheads 4" svg:viewBox="0 0 20 13" svg:d="M0 13l10-13 10 13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12T17:45:39.724256000</dc:date>
    <meta:editing-duration>PT19H56M9S</meta:editing-duration>
    <meta:editing-cycles>82</meta:editing-cycles>
    <meta:generator>LibreOffice/25.8.4.2$Linux_X86_64 LibreOffice_project/580$Build-2</meta:generator>
    <meta:document-statistic meta:object-count="42"/>
  </office:meta>
</office:document-meta>
</file>